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4.862cm" fo:min-width="16.61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88cm" fo:min-width="16.13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35cm" fo:min-width="0cm"/>
      <style:paragraph-properties style:writing-mode="lr-tb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55cm" fo:min-width="0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2" draw:marker-end-width="0.2cm" draw:fill="none" draw:textarea-vertical-align="middl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7.5cm" svg:height="5.5cm" svg:x="0cm" svg:y="0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943.6112777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7cm" svg:height="5cm" svg:x="0.25cm" svg:y="0.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943.611277744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" draw:text-style-name="P1" draw:layer="layout" svg:width="0.2cm" svg:height="1.6cm" svg:x="0.6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0.6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0.6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1.7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1.7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1.7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1.7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1.7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1.7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2.7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2.7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2.7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2.7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2.7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2.7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1.85cm 2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1.75cm 2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2.75cm 2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1.85cm 3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1.75cm 3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2.75cm 3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1.85cm 4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1.75cm 4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2.75cm 4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2.95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2.9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2.95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2.95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2.95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2.95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3.95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3.9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3.95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3.95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3.95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3.95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3.1cm 2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3cm 2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4cm 2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3.1cm 3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3cm 3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4cm 3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3.1cm 4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3cm 4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4cm 4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4.45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4.4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4.45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4.45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4.45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4.45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5.45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5.4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5.45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5.45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5.45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5.45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4.6cm 2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4.5cm 2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5.5cm 2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4.6cm 3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4.5cm 3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5.5cm 3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4.6cm 4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4.5cm 4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5.5cm 4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5.7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5.7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5.7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5.7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5.7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5.7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6.7cm" svg:y="2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6.7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6.7cm" svg:y="3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svg:x="16.7cm" svg:y="3.8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svg:x="16.7cm" svg:y="3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svg:x="16.7cm" svg:y="4.6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5.85cm 2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5.75cm 2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6.75cm 2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5.85cm 3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5.75cm 3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6.75cm 3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5" draw:text-style-name="P1" draw:layer="layout" svg:width="0.1cm" svg:height="0.8cm" draw:transform="rotate (1.5707963267949) translate (15.85cm 4.8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1cm" svg:height="0.1cm" draw:transform="rotate (1.5707963267949) translate (15.75cm 4.8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1cm" svg:height="0.1cm" draw:transform="rotate (-1.5707963267949) translate (16.75cm 4.7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0.6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0.6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0.6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0.95cm 0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0.75cm 0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2.75cm 0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0.95cm 2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0.75cm 2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2.75cm 2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0.95cm 4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0.75cm 4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2.75cm 4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2.6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2.6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2.6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2.6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2.6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2.6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3.1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3.1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3.1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3.1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3.1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3.1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3.45cm 0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3.25cm 0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5.25cm 0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3.45cm 2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3.25cm 2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5.25cm 2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3.45cm 4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3.25cm 4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5.25cm 4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5.1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5.1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5.1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5.1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5.1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5.1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6.1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6.1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6.1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6.1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6.1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6.1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6.45cm 0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6.25cm 0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8.25cm 0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6.45cm 2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6.25cm 2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8.25cm 2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6.45cm 4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6.25cm 4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8.25cm 4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8.1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8.1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8.1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8.1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8.1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8.1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8.6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8.6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8.6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8.6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8.6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8.6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8.95cm 0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8.75cm 0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10.75cm 0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8.95cm 2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8.75cm 2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10.75cm 2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draw:transform="rotate (1.5707963267949) translate (8.95cm 4.85cm)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draw:transform="rotate (1.5707963267949) translate (8.75cm 4.8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draw:transform="rotate (-1.5707963267949) translate (10.75cm 4.65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10.65cm" svg:y="0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10.65cm" svg:y="0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10.65cm" svg:y="2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" draw:text-style-name="P1" draw:layer="layout" svg:width="0.2cm" svg:height="1.6cm" svg:x="10.65cm" svg:y="2.95cm">
              <text:p text:style-name="P4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2cm" svg:height="0.2cm" svg:x="10.65cm" svg:y="2.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2cm" svg:height="0.2cm" svg:x="10.65cm" svg:y="4.55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" draw:text-style-name="P1" draw:layer="layout" svg:width="0.2cm" svg:height="0.2cm" svg:x="5.65cm" svg:y="1.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cm" svg:height="0.2cm" svg:x="5.65cm" svg:y="3.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4.2cm" svg:y="3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4.2cm" svg:y="4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3" draw:layer="layout" svg:width="1cm" svg:height="1cm" svg:x="13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cm" svg:height="1cm" svg:x="13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cm" svg:height="1cm" svg:x="1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1cm" svg:height="1cm" svg:x="1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cm" svg:height="1cm" svg:x="15.75cm" svg:y="1cm">
            <text:p text:style-name="P4">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3" draw:layer="layout" svg:x1="13.5cm" svg:y1="1.25cm" svg:x2="13.5cm" svg:y2="0.75cm">
            <text:p/>
          </draw:line>
          <draw:line draw:style-name="gr8" draw:text-style-name="P3" draw:layer="layout" svg:x1="14.25cm" svg:y1="1.5cm" svg:x2="14.75cm" svg:y2="1.5cm">
            <text:p/>
          </draw:line>
          <draw:line draw:style-name="gr8" draw:text-style-name="P3" draw:layer="layout" svg:x1="12.75cm" svg:y1="1.5cm" svg:x2="12.25cm" svg:y2="1.5cm">
            <text:p/>
          </draw:line>
          <draw:line draw:style-name="gr8" draw:text-style-name="P3" draw:layer="layout" svg:x1="13.5cm" svg:y1="1.75cm" svg:x2="13.5cm" svg:y2="2.25cm">
            <text:p/>
          </draw:line>
          <draw:custom-shape draw:style-name="gr4" draw:text-style-name="P1" draw:layer="layout" svg:width="0.1cm" svg:height="0.1cm" svg:x="11.71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2.54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3.37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5.03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5.86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6.69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4.2cm" svg:y="4.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05T21:37:47.632000000</meta:creation-date>
    <dc:date>2025-07-06T00:04:24.915000000</dc:date>
    <meta:editing-duration>PT54M27S</meta:editing-duration>
    <meta:editing-cycles>7</meta:editing-cycles>
    <meta:generator>LibreOffice/7.0.3.1$Windows_X86_64 LibreOffice_project/d7547858d014d4cf69878db179d326fc3483e082</meta:generator>
    <meta:document-statistic meta:object-count="247"/>
  </office:meta>
</office:document-meta>
</file>